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56cm" svg:stroke-color="#0072bd" draw:fill="none" fo:padding-top="0.028cm" fo:padding-bottom="0.028cm" fo:padding-left="0.028cm" fo:padding-right="0.028cm"/>
    </style:style>
    <style:style style:name="gr2" style:family="graphic" style:parent-style-name="objectwithoutfill">
      <style:graphic-properties draw:stroke="solid" draw:stroke-dash="Line_20_with_20_Fine_20_Dots" svg:stroke-width="0.254cm" svg:stroke-color="#ff420e" draw:marker-start-width="0.579cm" draw:marker-end-width="0.579cm" draw:fill="none" draw:textarea-horizontal-align="center" draw:textarea-vertical-align="middle" fo:padding-top="0.125cm" fo:padding-bottom="0.125cm" fo:padding-left="0.125cm" fo:padding-right="0.125cm"/>
    </style:style>
    <style:style style:name="gr3" style:family="graphic" style:parent-style-name="objectwithoutfill">
      <style:graphic-properties draw:stroke="solid" draw:stroke-dash="Line_20_with_20_Fine_20_Dots" svg:stroke-width="0.254cm" svg:stroke-color="#579d1c" draw:marker-start-width="0.579cm" draw:marker-end-width="0.579cm" draw:fill="none" draw:textarea-horizontal-align="center" draw:textarea-vertical-align="middle" fo:padding-top="0.125cm" fo:padding-bottom="0.125cm" fo:padding-left="0.125cm" fo:padding-right="0.125cm"/>
    </style:style>
    <style:style style:name="gr4" style:family="graphic" style:parent-style-name="standard">
      <style:graphic-properties draw:stroke="solid" draw:stroke-dash="Line_20_with_20_Fine_20_Dots" svg:stroke-width="0.254cm" svg:stroke-color="#579d1c" draw:marker-start-width="0.579cm" draw:marker-end-width="0.579cm" draw:fill-color="#ffffff" draw:textarea-vertical-align="middle" draw:auto-grow-height="false" fo:min-height="0.749cm" fo:min-width="0.499cm" fo:padding-top="0.125cm" fo:padding-bottom="0.125cm" fo:padding-left="0.125cm" fo:padding-right="0.125cm"/>
    </style:style>
    <style:style style:name="P1" style:family="paragraph">
      <style:paragraph-properties fo:text-align="center"/>
    </style:style>
  </office:automatic-styles>
  <office:body>
    <office:drawing>
      <draw:page draw:name="page1" draw:style-name="dp1" draw:master-page-name="master-page3">
        <draw:polygon draw:style-name="gr1" draw:layer="layout" svg:width="8.466cm" svg:height="8.466cm" svg:x="0.055cm" svg:y="0.055cm" svg:viewBox="0 0 8467 8467" draw:points="8467,4234 8465,4100 8459,3967 8448,3834 8434,3702 8415,3571 8392,3440 8365,3309 8334,3180 8299,3052 8260,2925 8217,2799 8170,2674 8119,2552 8064,2430 8006,2311 7944,2193 7878,2078 7808,1965 7735,1853 7659,1745 7579,1638 7496,1534 7409,1433 7320,1335 7227,1239 7132,1147 7033,1057 6932,971 6829,888 6722,808 6613,732 6502,659 6389,589 6273,523 6156,461 6036,402 5915,348 5792,297 5668,250 5542,207 5415,168 5287,133 5157,101 5027,75 4896,52 4765,33 4632,18 4500,8 4367,2 4234,0 4100,2 3967,8 3835,18 3702,33 3571,52 3440,75 3309,101 3180,133 3052,168 2925,207 2799,250 2675,297 2552,348 2430,402 2311,461 2194,523 2078,589 1965,659 1853,732 1745,808 1638,888 1535,971 1433,1057 1335,1147 1240,1239 1147,1335 1057,1433 971,1534 888,1638 808,1745 732,1853 659,1965 589,2078 523,2193 461,2311 403,2430 348,2552 297,2674 250,2799 207,2925 168,3052 133,3180 102,3309 75,3440 52,3571 33,3702 18,3834 8,3967 2,4100 0,4234 2,4367 8,4500 18,4632 33,4764 52,4896 75,5027 102,5157 133,5287 168,5415 207,5542 250,5668 297,5792 348,5915 403,6036 461,6156 523,6273 589,6389 659,6502 732,6613 808,6722 888,6828 971,6932 1057,7033 1147,7132 1240,7227 1335,7320 1433,7409 1535,7496 1638,7579 1745,7659 1853,7735 1965,7808 2078,7878 2194,7944 2311,8006 2430,8064 2552,8119 2675,8170 2799,8217 2925,8260 3052,8299 3180,8334 3309,8365 3440,8392 3571,8415 3702,8434 3835,8448 3967,8459 4100,8465 4234,8467 4367,8465 4500,8459 4632,8448 4765,8434 4896,8415 5027,8392 5157,8365 5287,8334 5415,8299 5542,8260 5668,8217 5792,8170 5915,8119 6036,8064 6156,8006 6273,7944 6389,7878 6502,7808 6613,7735 6722,7659 6829,7579 6932,7496 7033,7409 7132,7320 7227,7227 7320,7132 7409,7033 7496,6932 7579,6828 7659,6722 7735,6613 7808,6502 7878,6389 7944,6273 8006,6156 8064,6036 8119,5915 8170,5792 8217,5668 8260,5542 8299,5415 8334,5287 8365,5157 8392,5027 8415,4896 8434,4764 8448,4632 8459,4500 8465,4367">
          <text:p/>
        </draw:polygon>
        <draw:line draw:style-name="gr2" draw:text-style-name="P1" draw:layer="Layer4" svg:x1="8.522cm" svg:y1="3.964cm" svg:x2="8.509cm" svg:y2="4.472cm">
          <text:p/>
        </draw:line>
        <draw:line draw:style-name="gr3" draw:text-style-name="P1" draw:layer="Layer4" svg:x1="0.127cm" svg:y1="5.08cm" svg:x2="0.408cm" svg:y2="5.969cm">
          <text:p/>
        </draw:line>
        <draw:line draw:style-name="gr3" draw:text-style-name="P1" draw:layer="Layer4" svg:x1="0.381cm" svg:y1="5.969cm" svg:x2="0.889cm" svg:y2="6.731cm">
          <text:p/>
        </draw:line>
        <draw:line draw:style-name="gr3" draw:text-style-name="P1" draw:layer="Layer4" svg:x1="0cm" svg:y1="4.191cm" svg:x2="0.127cm" svg:y2="5.08cm">
          <text:p/>
        </draw:line>
        <draw:line draw:style-name="gr3" draw:text-style-name="P1" draw:layer="Layer4" svg:x1="0.127cm" svg:y1="3.175cm" svg:x2="0cm" svg:y2="4.191cm">
          <text:p/>
        </draw:line>
        <draw:line draw:style-name="gr3" draw:text-style-name="P1" draw:layer="Layer4" svg:x1="0.635cm" svg:y1="2.159cm" svg:x2="0.127cm" svg:y2="3.302cm">
          <text:p/>
        </draw:line>
        <draw:line draw:style-name="gr3" draw:text-style-name="P1" draw:layer="Layer4" svg:x1="1.016cm" svg:y1="1.524cm" svg:x2="0.508cm" svg:y2="2.413cm">
          <text:p/>
        </draw:line>
        <draw:custom-shape draw:style-name="gr4" draw:text-style-name="P1" draw:layer="Layer4" svg:width="8.24cm" svg:height="8.255cm" draw:transform="skewX (-0.00750491578357562) translate (-0.035cm 0.127cm)">
          <text:p/>
          <draw:enhanced-geometry draw:glue-point-type="segments" draw:mirror-horizontal="false" draw:mirror-vertical="false" draw:type="mso-spt100" draw:modifiers="-90 88.887600383702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8.522cm" fo:page-height="8.52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2-29T14:28:58.680513959</dc:date>
    <meta:generator>LibreOffice/4.2.8.2$Linux_X86_64 LibreOffice_project/420m0$Build-2</meta:generator>
    <meta:editing-duration>PT19M20S</meta:editing-duration>
    <meta:editing-cycles>2</meta:editing-cycles>
    <meta:document-statistic meta:object-count="9"/>
  </office:meta>
</office:document-meta>
</file>